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134in"/>
    </style:style>
    <style:style style:name="co3" style:family="table-column">
      <style:table-column-properties fo:break-before="auto" style:column-width="0.6244in"/>
    </style:style>
    <style:style style:name="co4" style:family="table-column">
      <style:table-column-properties fo:break-before="auto" style:column-width="1.125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Green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map style:condition="cell-content()=1" style:apply-style-name="Green" style:base-cell-address="Sheet1.C1"/>
      <style:map style:condition="cell-content()=0" style:apply-style-name="Red" style:base-cell-address="Sheet1.C1"/>
    </style:style>
    <style:style style:name="ce4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ppem</text:p>
          </table:table-cell>
          <table:table-cell table:style-name="ce2" office:value-type="string">
            <text:p>precis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3" table:formula="of:=FLOOR([.D2]; 10 ^ -[.$L$3]) =[.D2]" office:value-type="boolean" office:boolean-value="true">
            <text:p>TRUE</text:p>
          </table:table-cell>
          <table:table-cell table:formula="of:=[.B2]/[.$L$5]" office:value-type="float" office:value="0.6">
            <text:p>0.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3" table:formula="of:=FLOOR([.D3]; 10 ^ -[.$L$3]) =[.D3]" office:value-type="boolean" office:boolean-value="false">
            <text:p>FALSE</text:p>
          </table:table-cell>
          <table:table-cell table:formula="of:=[.B3]/[.$L$5]" office:value-type="float" office:value="0.65">
            <text:p>0.65</text:p>
          </table:table-cell>
          <table:table-cell table:number-columns-repeated="6"/>
          <table:table-cell office:value-type="string">
            <text:p>decimal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3" table:formula="of:=FLOOR([.D4]; 10 ^ -[.$L$3]) =[.D4]" office:value-type="boolean" office:boolean-value="true">
            <text:p>TRUE</text:p>
          </table:table-cell>
          <table:table-cell table:formula="of:=[.B4]/[.$L$5]" office:value-type="float" office:value="0.7">
            <text:p>0.7</text:p>
          </table:table-cell>
          <table:table-cell table:number-columns-repeated="6"/>
          <table:table-cell office:value-type="string">
            <text:p>ppem-root-initial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3" table:formula="of:=FLOOR([.D5]; 10 ^ -[.$L$3]) =[.D5]" office:value-type="boolean" office:boolean-value="false">
            <text:p>FALSE</text:p>
          </table:table-cell>
          <table:table-cell table:formula="of:=[.B5]/[.$L$5]" office:value-type="float" office:value="0.75">
            <text:p>0.75</text:p>
          </table:table-cell>
          <table:table-cell table:number-columns-repeated="6"/>
          <table:table-cell office:value-type="string">
            <text:p>root-ppem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3" table:formula="of:=FLOOR([.D6]; 10 ^ -[.$L$3]) =[.D6]" office:value-type="boolean" office:boolean-value="true">
            <text:p>TRUE</text:p>
          </table:table-cell>
          <table:table-cell table:formula="of:=[.B6]/[.$L$5]" office:value-type="float" office:value="0.8">
            <text:p>0.8</text:p>
          </table:table-cell>
          <table:table-cell table:number-columns-repeated="6"/>
          <table:table-cell office:value-type="string">
            <text:p>root-font-size</text:p>
          </table:table-cell>
          <table:table-cell table:style-name="ce4" table:formula="of:=[.L5]/[.L4] * 1" office:value-type="percentage" office:value="1.25">
            <text:p>125.00%</text:p>
          </table:table-cell>
          <table:table-cell table:style-name="ce4" table:formula="of:=FLOOR([.L6]; 10 ^ -[.$L$3])" office:value-type="percentage" office:value="1.2">
            <text:p>120.00%</text:p>
          </table:table-cell>
          <table:table-cell table:style-name="ce3" table:formula="of:=[.L6]=[.M6]" office:value-type="boolean" office:boolean-value="false">
            <text:p>FALSE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3" table:formula="of:=FLOOR([.D7]; 10 ^ -[.$L$3]) =[.D7]" office:value-type="boolean" office:boolean-value="false">
            <text:p>FALSE</text:p>
          </table:table-cell>
          <table:table-cell table:formula="of:=[.B7]/[.$L$5]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3" table:formula="of:=FLOOR([.D8]; 10 ^ -[.$L$3]) =[.D8]" office:value-type="boolean" office:boolean-value="true">
            <text:p>TRUE</text:p>
          </table:table-cell>
          <table:table-cell table:formula="of:=[.B8]/[.$L$5]" office:value-type="float" office:value="0.9">
            <text:p>0.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3" table:formula="of:=FLOOR([.D9]; 10 ^ -[.$L$3]) =[.D9]" office:value-type="boolean" office:boolean-value="false">
            <text:p>FALSE</text:p>
          </table:table-cell>
          <table:table-cell table:formula="of:=[.B9]/[.$L$5]" office:value-type="float" office:value="0.95">
            <text:p>0.9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3" table:formula="of:=FLOOR([.D10]; 10 ^ -[.$L$3]) =[.D10]" office:value-type="boolean" office:boolean-value="true">
            <text:p>TRUE</text:p>
          </table:table-cell>
          <table:table-cell table:formula="of:=[.B10]/[.$L$5]" office:value-type="float" office:value="1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3" table:formula="of:=FLOOR([.D11]; 10 ^ -[.$L$3]) =[.D11]" office:value-type="boolean" office:boolean-value="false">
            <text:p>FALSE</text:p>
          </table:table-cell>
          <table:table-cell table:formula="of:=[.B11]/[.$L$5]" office:value-type="float" office:value="1.05">
            <text:p>1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3" table:formula="of:=FLOOR([.D12]; 10 ^ -[.$L$3]) =[.D12]" office:value-type="boolean" office:boolean-value="true">
            <text:p>TRUE</text:p>
          </table:table-cell>
          <table:table-cell table:formula="of:=[.B12]/[.$L$5]" office:value-type="float" office:value="1.1">
            <text:p>1.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3" table:formula="of:=FLOOR([.D13]; 10 ^ -[.$L$3]) =[.D13]" office:value-type="boolean" office:boolean-value="false">
            <text:p>FALSE</text:p>
          </table:table-cell>
          <table:table-cell table:formula="of:=[.B13]/[.$L$5]" office:value-type="float" office:value="1.15">
            <text:p>1.1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3" table:formula="of:=FLOOR([.D14]; 10 ^ -[.$L$3]) =[.D14]" office:value-type="boolean" office:boolean-value="true">
            <text:p>TRUE</text:p>
          </table:table-cell>
          <table:table-cell table:formula="of:=[.B14]/[.$L$5]" office:value-type="float" office:value="1.2">
            <text:p>1.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3" table:formula="of:=FLOOR([.D15]; 10 ^ -[.$L$3]) =[.D15]" office:value-type="boolean" office:boolean-value="false">
            <text:p>FALSE</text:p>
          </table:table-cell>
          <table:table-cell table:formula="of:=[.B15]/[.$L$5]" office:value-type="float" office:value="1.25">
            <text:p>1.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">
            <text:p>26</text:p>
          </table:table-cell>
          <table:table-cell table:style-name="ce3" table:formula="of:=FLOOR([.D16]; 10 ^ -[.$L$3]) =[.D16]" office:value-type="boolean" office:boolean-value="true">
            <text:p>TRUE</text:p>
          </table:table-cell>
          <table:table-cell table:formula="of:=[.B16]/[.$L$5]" office:value-type="float" office:value="1.3">
            <text:p>1.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">
            <text:p>27</text:p>
          </table:table-cell>
          <table:table-cell table:style-name="ce3" table:formula="of:=FLOOR([.D17]; 10 ^ -[.$L$3]) =[.D17]" office:value-type="boolean" office:boolean-value="false">
            <text:p>FALSE</text:p>
          </table:table-cell>
          <table:table-cell table:formula="of:=[.B17]/[.$L$5]" office:value-type="float" office:value="1.35">
            <text:p>1.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">
            <text:p>28</text:p>
          </table:table-cell>
          <table:table-cell table:style-name="ce3" table:formula="of:=FLOOR([.D18]; 10 ^ -[.$L$3]) =[.D18]" office:value-type="boolean" office:boolean-value="true">
            <text:p>TRUE</text:p>
          </table:table-cell>
          <table:table-cell table:formula="of:=[.B18]/[.$L$5]" office:value-type="float" office:value="1.4">
            <text:p>1.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9">
            <text:p>29</text:p>
          </table:table-cell>
          <table:table-cell table:style-name="ce3" table:formula="of:=FLOOR([.D19]; 10 ^ -[.$L$3]) =[.D19]" office:value-type="boolean" office:boolean-value="false">
            <text:p>FALSE</text:p>
          </table:table-cell>
          <table:table-cell table:formula="of:=[.B19]/[.$L$5]" office:value-type="float" office:value="1.45">
            <text:p>1.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3" table:formula="of:=FLOOR([.D20]; 10 ^ -[.$L$3]) =[.D20]" office:value-type="boolean" office:boolean-value="true">
            <text:p>TRUE</text:p>
          </table:table-cell>
          <table:table-cell table:formula="of:=[.B20]/[.$L$5]" office:value-type="float" office:value="1.5">
            <text:p>1.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">
            <text:p>31</text:p>
          </table:table-cell>
          <table:table-cell table:style-name="ce3" table:formula="of:=FLOOR([.D21]; 10 ^ -[.$L$3]) =[.D21]" office:value-type="boolean" office:boolean-value="false">
            <text:p>FALSE</text:p>
          </table:table-cell>
          <table:table-cell table:formula="of:=[.B21]/[.$L$5]" office:value-type="float" office:value="1.55">
            <text:p>1.5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">
            <text:p>32</text:p>
          </table:table-cell>
          <table:table-cell table:style-name="ce3" table:formula="of:=FLOOR([.D22]; 10 ^ -[.$L$3]) =[.D22]" office:value-type="boolean" office:boolean-value="true">
            <text:p>TRUE</text:p>
          </table:table-cell>
          <table:table-cell table:formula="of:=[.B22]/[.$L$5]" office:value-type="float" office:value="1.6">
            <text:p>1.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">
            <text:p>33</text:p>
          </table:table-cell>
          <table:table-cell table:style-name="ce3" table:formula="of:=FLOOR([.D23]; 10 ^ -[.$L$3]) =[.D23]" office:value-type="boolean" office:boolean-value="false">
            <text:p>FALSE</text:p>
          </table:table-cell>
          <table:table-cell table:formula="of:=[.B23]/[.$L$5]" office:value-type="float" office:value="1.65">
            <text:p>1.6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">
            <text:p>34</text:p>
          </table:table-cell>
          <table:table-cell table:style-name="ce3" table:formula="of:=FLOOR([.D24]; 10 ^ -[.$L$3]) =[.D24]" office:value-type="boolean" office:boolean-value="true">
            <text:p>TRUE</text:p>
          </table:table-cell>
          <table:table-cell table:formula="of:=[.B24]/[.$L$5]" office:value-type="float" office:value="1.7">
            <text:p>1.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">
            <text:p>35</text:p>
          </table:table-cell>
          <table:table-cell table:style-name="ce3" table:formula="of:=FLOOR([.D25]; 10 ^ -[.$L$3]) =[.D25]" office:value-type="boolean" office:boolean-value="false">
            <text:p>FALSE</text:p>
          </table:table-cell>
          <table:table-cell table:formula="of:=[.B25]/[.$L$5]" office:value-type="float" office:value="1.75">
            <text:p>1.7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">
            <text:p>36</text:p>
          </table:table-cell>
          <table:table-cell table:style-name="ce3" table:formula="of:=FLOOR([.D26]; 10 ^ -[.$L$3]) =[.D26]" office:value-type="boolean" office:boolean-value="true">
            <text:p>TRUE</text:p>
          </table:table-cell>
          <table:table-cell table:formula="of:=[.B26]/[.$L$5]" office:value-type="float" office:value="1.8">
            <text:p>1.8</text:p>
          </table:table-cell>
          <table:table-cell table:number-columns-repeated="10"/>
        </table:table-row>
        <table:table-row table:style-name="ro1" table:number-rows-repeated="104854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3366"/>
    </style:style>
    <style:style style:name="Green" style:family="table-cell" style:parent-style-name="Red">
      <style:table-cell-properties fo:background-color="#e6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3">03/23/2012</text:date>, <text:time>10:5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2T23:35:12.38</meta:creation-date>
    <dc:date>2012-03-23T10:55:03.84</dc:date>
    <meta:editing-duration>PT11H19M54S</meta:editing-duration>
    <meta:editing-cycles>3</meta:editing-cycles>
    <meta:generator>OpenOffice.org/3.3$Win32 OpenOffice.org_project/330m20$Build-9567</meta:generator>
    <meta:document-statistic meta:table-count="3" meta:cell-count="87" meta:object-count="0"/>
  </office:meta>
</office:document-meta>
</file>